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1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rsão</text:p>
          </table:table-cell>
          <table:table-cell office:value-type="string" calcext:value-type="string">
            <text:p>Parte</text:p>
          </table:table-cell>
          <table:table-cell table:number-columns-repeated="2" office:value-type="string" calcext:value-type="string">
            <text:p>Questã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Sotaque</text:p>
          </table:table-cell>
          <table:table-cell office:value-type="string" calcext:value-type="string">
            <text:p>Fot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V&quot;&amp;[.A2]&amp;&quot;P&quot;&amp;[.B2]&amp;&quot;Q&quot;&amp;[.C2]" office:value-type="string" office:string-value="V12P1Q1" calcext:value-type="string">
            <text:p>V12P1Q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V&quot;&amp;[.A3]&amp;&quot;P&quot;&amp;[.B3]&amp;&quot;Q&quot;&amp;[.C3]" office:value-type="string" office:string-value="V12P1Q2" calcext:value-type="string">
            <text:p>V12P1Q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V&quot;&amp;[.A4]&amp;&quot;P&quot;&amp;[.B4]&amp;&quot;Q&quot;&amp;[.C4]" office:value-type="string" office:string-value="V12P1Q3" calcext:value-type="string">
            <text:p>V12P1Q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V&quot;&amp;[.A5]&amp;&quot;P&quot;&amp;[.B5]&amp;&quot;Q&quot;&amp;[.C5]" office:value-type="string" office:string-value="V12P2Q1" calcext:value-type="string">
            <text:p>V12P2Q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V&quot;&amp;[.A6]&amp;&quot;P&quot;&amp;[.B6]&amp;&quot;Q&quot;&amp;[.C6]" office:value-type="string" office:string-value="V12P2Q2" calcext:value-type="string">
            <text:p>V12P2Q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V&quot;&amp;[.A7]&amp;&quot;P&quot;&amp;[.B7]&amp;&quot;Q&quot;&amp;[.C7]" office:value-type="string" office:string-value="V12P2Q3" calcext:value-type="string">
            <text:p>V12P2Q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i</text:p>
          </table:table-cell>
          <table:table-cell office:value-type="float" office:value="4" calcext:value-type="float">
            <text:p>4</text:p>
          </table:table-cell>
          <table:table-cell table:formula="of:=&quot;V&quot;&amp;[.A8]&amp;&quot;P&quot;&amp;[.B8]&amp;&quot;Q&quot;&amp;[.C8]" office:value-type="string" office:string-value="V12P2iQ4" calcext:value-type="string">
            <text:p>V12P2iQ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i</text:p>
          </table:table-cell>
          <table:table-cell office:value-type="float" office:value="5" calcext:value-type="float">
            <text:p>5</text:p>
          </table:table-cell>
          <table:table-cell table:formula="of:=&quot;V&quot;&amp;[.A9]&amp;&quot;P&quot;&amp;[.B9]&amp;&quot;Q&quot;&amp;[.C9]" office:value-type="string" office:string-value="V12P2iQ5" calcext:value-type="string">
            <text:p>V12P2iQ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&quot;V&quot;&amp;[.A10]&amp;&quot;P&quot;&amp;[.B10]&amp;&quot;Q&quot;&amp;[.C10]" office:value-type="string" office:string-value="V12P3Q1" calcext:value-type="string">
            <text:p>V12P3Q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V&quot;&amp;[.A11]&amp;&quot;P&quot;&amp;[.B11]&amp;&quot;Q&quot;&amp;[.C11]" office:value-type="string" office:string-value="V12P3Q2" calcext:value-type="string">
            <text:p>V12P3Q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&quot;V&quot;&amp;[.A12]&amp;&quot;P&quot;&amp;[.B12]&amp;&quot;Q&quot;&amp;[.C12]" office:value-type="string" office:string-value="V12P3Q3" calcext:value-type="string">
            <text:p>V12P3Q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table:formula="of:=&quot;V&quot;&amp;[.A13]&amp;&quot;P&quot;&amp;[.B13]&amp;&quot;Q&quot;&amp;[.C13]" office:value-type="string" office:string-value="V12P3cQ4" calcext:value-type="string">
            <text:p>V12P3cQ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n</text:p>
          </table:table-cell>
          <table:table-cell office:value-type="float" office:value="1" calcext:value-type="float">
            <text:p>1</text:p>
          </table:table-cell>
          <table:table-cell table:formula="of:=&quot;V&quot;&amp;[.A14]&amp;&quot;P&quot;&amp;[.B14]&amp;&quot;Q&quot;&amp;[.C14]" office:value-type="string" office:string-value="V12P4nQ1" calcext:value-type="string">
            <text:p>V12P4nQ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to 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&quot;V&quot;&amp;[.A15]&amp;&quot;P&quot;&amp;[.B15]&amp;&quot;Q&quot;&amp;[.C15]" office:value-type="string" office:string-value="V12P4Q4" calcext:value-type="string">
            <text:p>V12P4Q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to 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&quot;V&quot;&amp;[.A16]&amp;&quot;P&quot;&amp;[.B16]&amp;&quot;Q&quot;&amp;[.C16]" office:value-type="string" office:string-value="V12P4Q5" calcext:value-type="string">
            <text:p>V12P4Q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to 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&quot;V&quot;&amp;[.A17]&amp;&quot;P&quot;&amp;[.B17]&amp;&quot;Q&quot;&amp;[.C17]" office:value-type="string" office:string-value="V12P4Q6" calcext:value-type="string">
            <text:p>V12P4Q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to 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V&quot;&amp;[.A18]&amp;&quot;P&quot;&amp;[.B18]&amp;&quot;Q&quot;&amp;[.C18]" office:value-type="string" office:string-value="V13P1Q1" calcext:value-type="string">
            <text:p>V13P1Q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V&quot;&amp;[.A19]&amp;&quot;P&quot;&amp;[.B19]&amp;&quot;Q&quot;&amp;[.C19]" office:value-type="string" office:string-value="V13P1Q2" calcext:value-type="string">
            <text:p>V13P1Q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V&quot;&amp;[.A20]&amp;&quot;P&quot;&amp;[.B20]&amp;&quot;Q&quot;&amp;[.C20]" office:value-type="string" office:string-value="V13P1Q3" calcext:value-type="string">
            <text:p>V13P1Q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V&quot;&amp;[.A21]&amp;&quot;P&quot;&amp;[.B21]&amp;&quot;Q&quot;&amp;[.C21]" office:value-type="string" office:string-value="V13P2Q1" calcext:value-type="string">
            <text:p>V13P2Q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V&quot;&amp;[.A22]&amp;&quot;P&quot;&amp;[.B22]&amp;&quot;Q&quot;&amp;[.C22]" office:value-type="string" office:string-value="V13P2Q2" calcext:value-type="string">
            <text:p>V13P2Q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V&quot;&amp;[.A23]&amp;&quot;P&quot;&amp;[.B23]&amp;&quot;Q&quot;&amp;[.C23]" office:value-type="string" office:string-value="V13P2Q3" calcext:value-type="string">
            <text:p>V13P2Q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i</text:p>
          </table:table-cell>
          <table:table-cell office:value-type="float" office:value="4" calcext:value-type="float">
            <text:p>4</text:p>
          </table:table-cell>
          <table:table-cell table:formula="of:=&quot;V&quot;&amp;[.A24]&amp;&quot;P&quot;&amp;[.B24]&amp;&quot;Q&quot;&amp;[.C24]" office:value-type="string" office:string-value="V13P2iQ4" calcext:value-type="string">
            <text:p>V13P2iQ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i</text:p>
          </table:table-cell>
          <table:table-cell office:value-type="float" office:value="5" calcext:value-type="float">
            <text:p>5</text:p>
          </table:table-cell>
          <table:table-cell table:formula="of:=&quot;V&quot;&amp;[.A25]&amp;&quot;P&quot;&amp;[.B25]&amp;&quot;Q&quot;&amp;[.C25]" office:value-type="string" office:string-value="V13P2iQ5" calcext:value-type="string">
            <text:p>V13P2iQ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&quot;V&quot;&amp;[.A26]&amp;&quot;P&quot;&amp;[.B26]&amp;&quot;Q&quot;&amp;[.C26]" office:value-type="string" office:string-value="V13P3Q1" calcext:value-type="string">
            <text:p>V13P3Q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V&quot;&amp;[.A27]&amp;&quot;P&quot;&amp;[.B27]&amp;&quot;Q&quot;&amp;[.C27]" office:value-type="string" office:string-value="V13P3Q2" calcext:value-type="string">
            <text:p>V13P3Q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&quot;V&quot;&amp;[.A28]&amp;&quot;P&quot;&amp;[.B28]&amp;&quot;Q&quot;&amp;[.C28]" office:value-type="string" office:string-value="V13P3Q3" calcext:value-type="string">
            <text:p>V13P3Q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table:formula="of:=&quot;V&quot;&amp;[.A29]&amp;&quot;P&quot;&amp;[.B29]&amp;&quot;Q&quot;&amp;[.C29]" office:value-type="string" office:string-value="V13P3cQ4" calcext:value-type="string">
            <text:p>V13P3cQ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n</text:p>
          </table:table-cell>
          <table:table-cell office:value-type="float" office:value="1" calcext:value-type="float">
            <text:p>1</text:p>
          </table:table-cell>
          <table:table-cell table:formula="of:=&quot;V&quot;&amp;[.A30]&amp;&quot;P&quot;&amp;[.B30]&amp;&quot;Q&quot;&amp;[.C30]" office:value-type="string" office:string-value="V13P4nQ1" calcext:value-type="string">
            <text:p>V13P4nQ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to 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&quot;V&quot;&amp;[.A31]&amp;&quot;P&quot;&amp;[.B31]&amp;&quot;Q&quot;&amp;[.C31]" office:value-type="string" office:string-value="V13P4Q4" calcext:value-type="string">
            <text:p>V13P4Q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to 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&quot;V&quot;&amp;[.A32]&amp;&quot;P&quot;&amp;[.B32]&amp;&quot;Q&quot;&amp;[.C32]" office:value-type="string" office:string-value="V13P4Q5" calcext:value-type="string">
            <text:p>V13P4Q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to 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&quot;V&quot;&amp;[.A33]&amp;&quot;P&quot;&amp;[.B33]&amp;&quot;Q&quot;&amp;[.C33]" office:value-type="string" office:string-value="V13P4Q6" calcext:value-type="string">
            <text:p>V13P4Q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to 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 office:value-type="string" calcext:value-type="string">
            <text:p>T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4:38:00.961860092</meta:creation-date>
    <dc:date>2022-06-28T16:56:33.073786503</dc:date>
    <meta:editing-duration>PT23H31M43S</meta:editing-duration>
    <meta:editing-cycles>3</meta:editing-cycles>
    <meta:generator>LibreOffice/6.4.7.2$Linux_X86_64 LibreOffice_project/40$Build-2</meta:generator>
    <meta:document-statistic meta:table-count="2" meta:cell-count="208" meta:object-count="0"/>
  </office:meta>
</office:document-meta>
</file>